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2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6.9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4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5" style:family="table">
      <style:table-properties style:width="6.925in" fo:margin-left="-0.0007in" fo:margin-top="0in" fo:margin-bottom="0in" table:align="left" style:writing-mode="lr-tb"/>
    </style:style>
    <style:style style:name="Table5.A" style:family="table-column">
      <style:table-column-properties style:column-width="6.92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5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6" style:family="table">
      <style:table-properties style:width="6.925in" fo:margin-left="-0.0007in" fo:margin-top="0in" fo:margin-bottom="0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6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P1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0c54" officeooo:paragraph-rsid="02830c54"/>
    </style:style>
    <style:style style:name="P9" style:family="paragraph" style:parent-style-name="Heading_20_1">
      <style:text-properties officeooo:rsid="02708f90" officeooo:paragraph-rsid="02708f90"/>
    </style:style>
    <style:style style:name="P10" style:family="paragraph" style:parent-style-name="Heading_20_3">
      <style:text-properties officeooo:rsid="0174185e" officeooo:paragraph-rsid="0174185e"/>
    </style:style>
    <style:style style:name="P11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2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8799fa"/>
    </style:style>
    <style:style style:name="P1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5c3bc"/>
    </style:style>
    <style:style style:name="P14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fo:break-before="page" style:writing-mode="lr-tb"/>
      <style:text-properties officeooo:paragraph-rsid="029fd885"/>
    </style:style>
    <style:style style:name="P15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f0d61"/>
    </style:style>
    <style:style style:name="P16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fd885"/>
    </style:style>
    <style:style style:name="P17" style:family="paragraph" style:parent-style-name="Table_20_Contents" style:list-style-name="WWNum3">
      <style:paragraph-properties fo:text-align="start" style:justify-single-word="false"/>
    </style:style>
    <style:style style:name="P18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9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20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P21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8799fa" officeooo:paragraph-rsid="028799fa" style:font-name-asian="Microsoft YaHei" style:font-size-asian="12pt" style:font-name-complex="Lucida Sans" style:font-size-complex="12pt"/>
    </style:style>
    <style:style style:name="P22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82ff73" officeooo:paragraph-rsid="029a2a5b"/>
    </style:style>
    <style:style style:name="P23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78f95" officeooo:paragraph-rsid="0297e6e5"/>
    </style:style>
    <style:style style:name="P24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4a2e1" officeooo:paragraph-rsid="0295c3bc"/>
    </style:style>
    <style:style style:name="P25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a358d7"/>
    </style:style>
    <style:style style:name="P26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af0d61"/>
    </style:style>
    <style:style style:name="P27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ce66b" officeooo:paragraph-rsid="02a358d7"/>
    </style:style>
    <style:style style:name="P28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8f797e"/>
    </style:style>
    <style:style style:name="P29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5c3bc"/>
    </style:style>
    <style:style style:name="P30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fd885"/>
    </style:style>
    <style:style style:name="P31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af0d61"/>
    </style:style>
    <style:style style:name="P32" style:family="paragraph" style:parent-style-name="Table_20_Contents" style:list-style-name="WWNum3">
      <style:paragraph-properties fo:text-align="start" style:justify-single-word="false"/>
      <style:text-properties officeooo:rsid="02853f8f" officeooo:paragraph-rsid="0288852f"/>
    </style:style>
    <style:style style:name="P33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5134c" officeooo:paragraph-rsid="0295134c"/>
    </style:style>
    <style:style style:name="P34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4a2e1" officeooo:paragraph-rsid="0294a2e1"/>
    </style:style>
    <style:style style:name="P35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ce66b" officeooo:paragraph-rsid="029ce66b"/>
    </style:style>
    <style:style style:name="P3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5bcf6" officeooo:paragraph-rsid="02a5bcf6"/>
    </style:style>
    <style:style style:name="P37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88138" officeooo:paragraph-rsid="02a88138"/>
    </style:style>
    <style:style style:name="P38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ca42e" officeooo:paragraph-rsid="02aca42e"/>
    </style:style>
    <style:style style:name="P39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ca42e" officeooo:paragraph-rsid="02af0d61"/>
    </style:style>
    <style:style style:name="P40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0ba7" officeooo:paragraph-rsid="02ad0ba7"/>
    </style:style>
    <style:style style:name="P41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0ba7" officeooo:paragraph-rsid="02af0d61"/>
    </style:style>
    <style:style style:name="P42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f6f2" officeooo:paragraph-rsid="02adf6f2"/>
    </style:style>
    <style:style style:name="P43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f6f2" officeooo:paragraph-rsid="02af0d61"/>
    </style:style>
    <style:style style:name="P44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e0708" officeooo:paragraph-rsid="02ae0708"/>
    </style:style>
    <style:style style:name="P45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f0d61" officeooo:paragraph-rsid="02af0d61"/>
    </style:style>
    <style:style style:name="P4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f8a5c" officeooo:paragraph-rsid="02af8a5c"/>
    </style:style>
    <style:style style:name="P47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02e02" officeooo:paragraph-rsid="02b02e02"/>
    </style:style>
    <style:style style:name="P48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841178" officeooo:paragraph-rsid="02af0d61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" style:family="text">
      <style:text-properties officeooo:rsid="017acb15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7" style:family="text">
      <style:text-properties officeooo:rsid="0277cb6c"/>
    </style:style>
    <style:style style:name="T8" style:family="text">
      <style:text-properties officeooo:rsid="0281da0d"/>
    </style:style>
    <style:style style:name="T9" style:family="text">
      <style:text-properties officeooo:rsid="02830c54"/>
    </style:style>
    <style:style style:name="T10" style:family="text">
      <style:text-properties officeooo:rsid="0288852f"/>
    </style:style>
    <style:style style:name="T11" style:family="text">
      <style:text-properties officeooo:rsid="028a3b6c"/>
    </style:style>
    <style:style style:name="T12" style:family="text">
      <style:text-properties fo:color="#c9211e" loext:opacity="100%" officeooo:rsid="028a3b6c"/>
    </style:style>
    <style:style style:name="T13" style:family="text">
      <style:text-properties fo:color="#c9211e" loext:opacity="100%" fo:font-size="12pt" officeooo:rsid="02992916" style:font-name-asian="Microsoft YaHei" style:font-size-asian="12pt" style:font-name-complex="Lucida Sans" style:font-size-complex="12pt"/>
    </style:style>
    <style:style style:name="T14" style:family="text">
      <style:text-properties fo:color="#81d41a" loext:opacity="100%"/>
    </style:style>
    <style:style style:name="T15" style:family="text">
      <style:text-properties fo:color="#81d41a" loext:opacity="100%" officeooo:rsid="027448d0"/>
    </style:style>
    <style:style style:name="T16" style:family="text">
      <style:text-properties fo:color="#81d41a" loext:opacity="100%" officeooo:rsid="028a3b6c"/>
    </style:style>
    <style:style style:name="T17" style:family="text">
      <style:text-properties fo:color="#81d41a" loext:opacity="100%" style:text-underline-style="solid" style:text-underline-width="auto" style:text-underline-color="font-color" officeooo:rsid="028a3b6c"/>
    </style:style>
    <style:style style:name="T18" style:family="text">
      <style:text-properties fo:color="#81d41a" loext:opacity="100%" style:text-underline-style="none" officeooo:rsid="028a3b6c"/>
    </style:style>
    <style:style style:name="T19" style:family="text">
      <style:text-properties fo:color="#81d41a" loext:opacity="100%" style:text-underline-style="none" officeooo:rsid="02948eb4"/>
    </style:style>
    <style:style style:name="T20" style:family="text">
      <style:text-properties style:font-name="Liberation Sans" fo:font-size="12pt" style:font-name-asian="Microsoft YaHei" style:font-size-asian="12pt" style:font-name-complex="Lucida Sans" style:font-size-complex="12pt"/>
    </style:style>
    <style:style style:name="T21" style:family="text">
      <style:text-properties style:font-name="Liberation Sans" fo:font-size="12pt" officeooo:rsid="0295c3bc" style:font-name-asian="Microsoft YaHei" style:font-size-asian="12pt" style:font-name-complex="Lucida Sans" style:font-size-complex="12pt"/>
    </style:style>
    <style:style style:name="T22" style:family="text">
      <style:text-properties style:font-name="Liberation Sans" fo:font-size="12pt" officeooo:rsid="029ec711" style:font-name-asian="Microsoft YaHei" style:font-size-asian="12pt" style:font-name-complex="Lucida Sans" style:font-size-complex="12pt"/>
    </style:style>
    <style:style style:name="T23" style:family="text">
      <style:text-properties style:font-name="Liberation Sans" fo:font-size="12pt" officeooo:rsid="02a16d53" style:font-name-asian="Microsoft YaHei" style:font-size-asian="12pt" style:font-name-complex="Lucida Sans" style:font-size-complex="12pt"/>
    </style:style>
    <style:style style:name="T24" style:family="text">
      <style:text-properties style:font-name="Liberation Sans" fo:font-size="12pt" officeooo:rsid="02af0d61" style:font-name-asian="Microsoft YaHei" style:font-size-asian="12pt" style:font-name-complex="Lucida Sans" style:font-size-complex="12pt"/>
    </style:style>
    <style:style style:name="T25" style:family="text">
      <style:text-properties officeooo:rsid="029ec711"/>
    </style:style>
    <style:style style:name="T26" style:family="text">
      <style:text-properties officeooo:rsid="029fd885"/>
    </style:style>
    <style:style style:name="T27" style:family="text">
      <style:text-properties officeooo:rsid="02a358d7"/>
    </style:style>
    <style:style style:name="T28" style:family="text">
      <style:text-properties officeooo:rsid="02aa2203"/>
    </style:style>
    <style:style style:name="T29" style:family="text">
      <style:text-properties officeooo:rsid="02ab0ef6"/>
    </style:style>
    <style:style style:name="T30" style:family="text">
      <style:text-properties officeooo:rsid="02af0d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Wednesday<text:span text:style-name="T4">s</text:span></text:h>
      <text:h text:style-name="P10" text:outline-level="3">Chara<text:span text:style-name="T1">c</text:span>ter Notes</text:h>
      <table:table table:name="Table1" table:style-name="Table1">
        <table:table-column table:style-name="Table1.A"/>
        <table:table-column table:style-name="Table1.B"/>
        <table:table-row table:style-name="TableLine2250478101376">
          <table:table-cell table:style-name="Table1.A1" office:value-type="string">
            <text:p text:style-name="P2">Yorwyndell (Jdomz)</text:p>
          </table:table-cell>
          <table:table-cell table:style-name="Table1.B1" office:value-type="string">
            <text:p text:style-name="P5">Wode elf, green <text:span text:style-name="T2">mage</text:span>, <text:span text:style-name="T15">(galen)</text:span><text:span text:style-name="T14">wode is infected; wants to bring peace back</text:span></text:p>
          </table:table-cell>
        </table:table-row>
        <table:table-row table:style-name="TableLine2250478085872">
          <table:table-cell table:style-name="Table1.A2" office:value-type="string">
            <text:p text:style-name="P1"><text:span text:style-name="T9">Clive </text:span>(<text:span text:style-name="T3">Spicysaurus</text:span>)</text:p>
          </table:table-cell>
          <table:table-cell table:style-name="Table1.B2" office:value-type="string">
            <text:p text:style-name="P8">Memonek Necro Summoner – <text:span text:style-name="T16">likes RP </text:span><text:span text:style-name="T17">away from table</text:span><text:span text:style-name="T18">; </text:span><text:span text:style-name="T19">send heads up!</text:span></text:p>
          </table:table-cell>
        </table:table-row>
        <table:table-row table:style-name="TableLine2250478115520">
          <table:table-cell table:style-name="Table1.A2" office:value-type="string">
            <text:p text:style-name="P3"><text:span text:style-name="T9">Cal </text:span>(Cort of Keo)</text:p>
          </table:table-cell>
          <table:table-cell table:style-name="Table1.B2" office:value-type="string">
            <text:p text:style-name="P6"><text:span text:style-name="T11">Sporebearer </text:span>Vampire! <text:span text:style-name="T11">Stoic human, woodcarver – </text:span><text:span text:style-name="T13">chill</text:span></text:p>
          </table:table-cell>
        </table:table-row>
        <table:table-row table:style-name="TableLine2250478110080">
          <table:table-cell table:style-name="Table1.A2" office:value-type="string">
            <text:p text:style-name="P4"><text:span text:style-name="T8">Praetoria </text:span>(Marlutte)</text:p>
          </table:table-cell>
          <table:table-cell table:style-name="Table1.B2" office:value-type="string">
            <text:p text:style-name="P7">Reaver Fury, revenant – <text:span text:style-name="T12">very active!</text:span></text:p>
          </table:table-cell>
        </table:table-row>
      </table:table>
      <text:list xml:id="list1592226523" text:style-name="WWNum2">
        <text:list-item>
          <text:list>
            <text:list-item>
              <text:list>
                <text:list-item>
                  <text:h text:style-name="P11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275811365" text:style-name="WWNum3">
              <text:list-item>
                <text:p text:style-name="P17">Safety: <text:span text:style-name="T7">Not trying to approach any line, except gore stuff and hostages (who are all adults). Feelings? X-Card: ping me to test!</text:span></text:p>
              </text:list-item>
              <text:list-item>
                <text:p text:style-name="P18">Bio-break at halfway point, 15/20 minutes.</text:p>
              </text:list-item>
              <text:list-item>
                <text:p text:style-name="P19">Owlbear quick rundown: scroll, ping, move character, change numbers, roll dice</text:p>
              </text:list-item>
              <text:list-item>
                <text:p text:style-name="P19">Rule adjudication: I’m using May packet, Forge Steel uses December. Whoever finds a <text:span text:style-name="T6">rule</text:span> first says it and that’s what we’ll do unless I feel strongly otherwise.</text:p>
              </text:list-item>
              <text:list-item>
                <text:p text:style-name="P20">Session 1, please speak in third person! <text:span text:style-name="T5">Instead of</text:span> “I’d like to go”, say “Praetoria wants to go” so we can all learn eachother’s characters. Not a hard rule!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221702874846757" text:continue-numbering="true" text:style-name="WWNum3">
              <text:list-item>
                <text:p text:style-name="P21">Everyone is good with gore, just not gratuitous</text:p>
              </text:list-item>
            </text:list>
          </table:table-cell>
        </table:table-row>
      </table:table>
      <text:p text:style-name="Standard"/>
      <text:list xml:id="list221701999384532" text:continue-list="list1592226523" text:style-name="WWNum2">
        <text:list-item>
          <text:list>
            <text:list-item>
              <text:list>
                <text:list-item>
                  <text:h text:style-name="P12" text:outline-level="3">Session <text:span text:style-name="T10">2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221702505793147" text:continue-list="list221702874846757" text:style-name="WWNum3">
              <text:list-item>
                <text:p text:style-name="P28">PREP: Hawklords, Secret Tunnel, Horror</text:p>
              </text:list-item>
              <text:list-item>
                <text:p text:style-name="P32">follow Baxter into Ivywatch!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221701664896895" text:continue-numbering="true" text:style-name="WWNum3">
              <text:list-item>
                <text:p text:style-name="P22">They found the LETTER and the ROSARY</text:p>
              </text:list-item>
              <text:list-item>
                <text:p text:style-name="P23">Lewin made it back to Ivywatch Keep</text:p>
              </text:list-item>
              <text:list-item>
                <text:p text:style-name="P33">Ended Part 1 with 5 Victories, a hawk feather, Marshall and Quarry titles, and the jewel of redemption. Did not respite in Ivywatch.</text:p>
              </text:list-item>
              <text:list-item>
                <text:p text:style-name="P34"><text:span text:style-name="T14">Heroes left immediately</text:span>, they’re missing 2-3 recoveries each – going to be some serious tension when they realize the size of the cave</text:p>
              </text:list-item>
            </text:list>
          </table:table-cell>
        </table:table-row>
      </table:table>
      <text:p text:style-name="Standard"/>
      <text:list xml:id="list221702046841849" text:continue-list="list221701999384532" text:style-name="WWNum2">
        <text:list-item>
          <text:list>
            <text:list-item>
              <text:list>
                <text:list-item>
                  <text:h text:style-name="P13" text:outline-level="3">Session <text:span text:style-name="T26">3</text:span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221703229300719" text:continue-list="list221701664896895" text:style-name="WWNum3">
              <text:list-item>
                <text:p text:style-name="P29">PREP: <text:span text:style-name="T21">Chapel, Mess</text:span></text:p>
              </text:list-item>
              <text:list-item>
                <text:p text:style-name="P24">Heroes have 5 Victories, start combat (S2:P2) with 10 Malice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221701376917059" text:continue-numbering="true" text:style-name="WWNum3">
              <text:list-item>
                <text:p text:style-name="P35">End in the Mess, Round 3</text:p>
              </text:list-item>
              <text:list-item>
                <text:p text:style-name="P36">Party is very damaged, looking rough for everyone. Recovery check next time.</text:p>
              </text:list-item>
            </text:list>
          </table:table-cell>
        </table:table-row>
      </table:table>
      <text:h text:style-name="P16" text:outline-level="3"/>
      <text:list xml:id="list221701422859166" text:continue-list="list221702046841849" text:style-name="WWNum2">
        <text:list-item>
          <text:list>
            <text:list-item>
              <text:list>
                <text:list-item>
                  <text:h text:style-name="P14" text:outline-level="3">Session <text:span text:style-name="T26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xml:id="list221702612406374" text:continue-list="list221701376917059" text:style-name="WWNum3">
              <text:list-item>
                <text:p text:style-name="P30">PREP: <text:span text:style-name="T23">Gaol, Tomb</text:span></text:p>
              </text:list-item>
              <text:list-item>
                <text:p text:style-name="P25"><text:span text:style-name="T23">H</text:span><text:span text:style-name="T20">eroes have 6 Victories</text:span></text:p>
              </text:list-item>
              <text:list-item>
                <text:p text:style-name="P27"><text:span text:style-name="T27">R3, </text:span>7 Malice, Tonguers <text:span text:style-name="T22">6</text:span>, <text:span text:style-name="T25">SouthBabies 18, NorthBabies 20, Tongsnap 20, Basilisk 54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221702136953461" text:continue-numbering="true" text:style-name="WWNum3">
              <text:list-item>
                <text:p text:style-name="P37">Jason’s last session! Can we find a new Green Elementalist?? <text:span text:style-name="T28">Ask the party what they’d like to do – a retainer? </text:span><text:span text:style-name="T29">Maybe respec in town w Respite?</text:span></text:p>
                <text:list>
                  <text:list-item>
                    <text:p text:style-name="P40">Send Jason a copy</text:p>
                  </text:list-item>
                </text:list>
              </text:list-item>
              <text:list-item>
                <text:p text:style-name="P38">Clive’s zombie bites off his petrified finger to stop the spread</text:p>
              </text:list-item>
              <text:list-item>
                <text:p text:style-name="P42">Party takes a Respite, gains 1 Victory from successful triage</text:p>
              </text:list-item>
              <text:list-item>
                <text:p text:style-name="P42">Father Edmund joins as a <text:span text:style-name="T20">new</text:span> character (spicy runs it), Love/Protection Conduit</text:p>
              </text:list-item>
              <text:list-item>
                <text:p text:style-name="P44">The party finds Ellyn, the luthiers daughter, among the zombies that attack at the gate</text:p>
              </text:list-item>
              <text:list-item>
                <text:p text:style-name="P46">Spicy or Karl recognized Andreja from the pastor’s story!</text:p>
              </text:list-item>
              <text:list-item>
                <text:p text:style-name="P47">Praetoria got My Life For Yours for helping the pastor!</text:p>
              </text:list-item>
            </text:list>
          </table:table-cell>
        </table:table-row>
      </table:table>
      <text:list xml:id="list221702913628116" text:continue-list="list221701422859166" text:style-name="WWNum2">
        <text:list-item>
          <text:list>
            <text:list-item>
              <text:list>
                <text:list-item>
                  <text:h text:style-name="P15" text:outline-level="3">Session <text:span text:style-name="T30">5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221703063737095" text:continue-list="list221702136953461" text:style-name="WWNum3">
              <text:list-item>
                <text:p text:style-name="P31">PREP: <text:span text:style-name="T23">Gaol, Tomb</text:span></text:p>
              </text:list-item>
              <text:list-item>
                <text:p text:style-name="P26"><text:span text:style-name="T23">H</text:span><text:span text:style-name="T20">eroes have </text:span><text:span text:style-name="T24">2</text:span><text:span text:style-name="T20"> Victories</text:span>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list xml:id="list221701950239190" text:continue-numbering="true" text:style-name="WWNum3">
              <text:list-item>
                <text:p text:style-name="P45">Party are posted up at the Gaol!</text:p>
              </text:list-item>
            </text:list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7H6M50S</meta:editing-duration>
    <meta:editing-cycles>618</meta:editing-cycles>
    <meta:generator>LibreOffice/7.2.2.2$Windows_X86_64 LibreOffice_project/02b2acce88a210515b4a5bb2e46cbfb63fe97d56</meta:generator>
    <dc:date>2025-07-30T22:17:01.186000000</dc:date>
    <meta:document-statistic meta:table-count="6" meta:image-count="0" meta:object-count="0" meta:page-count="2" meta:paragraph-count="45" meta:word-count="420" meta:character-count="2349" meta:non-whitespace-character-count="1999"/>
  </office:meta>
</office:document-meta>
</file>